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00000009300000093A7335840A501A7BE.jpg" manifest:media-type="image/jpeg"/>
  <manifest:file-entry manifest:full-path="Pictures/10000000000008190000025088AE3696758C771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8.1493in" fo:margin-left="-0.4875in" table:align="left" style:writing-mode="lr-tb"/>
    </style:style>
    <style:style style:name="Table2.A" style:family="table-column">
      <style:table-column-properties style:column-width="4.0396in"/>
    </style:style>
    <style:style style:name="Table2.B" style:family="table-column">
      <style:table-column-properties style:column-width="4.1097in"/>
    </style:style>
    <style:style style:name="Table2.A1" style:family="table-cell">
      <style:table-cell-properties fo:padding="0.0382in" fo:border="none"/>
    </style:style>
    <style:style style:name="Table2.3" style:family="table-row">
      <style:table-row-properties style:min-row-height="0.3931in"/>
    </style:style>
    <style:style style:name="Table1" style:family="table">
      <style:table-properties style:width="8.1694in" fo:margin-left="-0.5111in" fo:margin-top="0in" fo:margin-bottom="0in" table:align="left" style:writing-mode="lr-tb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0556in"/>
    </style:style>
    <style:style style:name="Table1.D" style:family="table-column">
      <style:table-column-properties style:column-width="0.8188in"/>
    </style:style>
    <style:style style:name="Table1.E" style:family="table-column">
      <style:table-column-properties style:column-width="0.9132in"/>
    </style:style>
    <style:style style:name="Table1.F" style:family="table-column">
      <style:table-column-properties style:column-width="0.2444in"/>
    </style:style>
    <style:style style:name="Table1.G" style:family="table-column">
      <style:table-column-properties style:column-width="0.3618in"/>
    </style:style>
    <style:style style:name="Table1.H" style:family="table-column">
      <style:table-column-properties style:column-width="0.3153in"/>
    </style:style>
    <style:style style:name="Table1.J" style:family="table-column">
      <style:table-column-properties style:column-width="0.4799in"/>
    </style:style>
    <style:style style:name="Table1.K" style:family="table-column">
      <style:table-column-properties style:column-width="0.575in"/>
    </style:style>
    <style:style style:name="Table1.L" style:family="table-column">
      <style:table-column-properties style:column-width="0.5514in"/>
    </style:style>
    <style:style style:name="Table1.M" style:family="table-column">
      <style:table-column-properties style:column-width="0.6139in"/>
    </style:style>
    <style:style style:name="Table1.N" style:family="table-column">
      <style:table-column-properties style:column-width="0.4688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E1" style:family="table-cell">
      <style:table-cell-properties style:vertical-align="middle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G1" style:family="table-cell">
      <style:table-cell-properties style:vertical-align="middle"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8861in" fo:keep-together="auto"/>
    </style:style>
    <style:style style:name="Table1.B2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C2" style:family="table-cell">
      <style:table-cell-properties style:vertical-align="middle" fo:background-color="#fffff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.D2" style:family="table-cell">
      <style:table-cell-properties style:vertical-align="middle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3" style:family="table-row">
      <style:table-row-properties style:min-row-height="0.3in" fo:keep-together="auto"/>
    </style:style>
    <style:style style:name="Table1.A3" style:family="table-cell">
      <style:table-cell-properties style:vertical-align="middle" fo:background-color="#ffffff" fo:padding-left="0.071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fa801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27718c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2ae50a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2d29fc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779dfa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2fa801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3d6ef0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paragraph-rsid="007ac72f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ahoma1" fo:font-size="8pt" fo:font-style="normal" fo:text-shadow="none" style:text-underline-style="none" fo:font-weight="normal" officeooo:rsid="00779dfa" officeooo:paragraph-rsid="00779dfa" style:font-name-asian="Times New Roman" style:font-size-asian="8pt" style:font-style-asian="normal" style:font-weight-asian="normal" style:font-name-complex="Tahoma2" style:font-size-complex="8pt" style:font-weight-complex="normal" style:text-emphasize="non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ahoma1" fo:font-size="7pt" fo:font-style="normal" fo:text-shadow="none" style:text-underline-style="none" fo:font-weight="normal" officeooo:rsid="0062fa68" officeooo:paragraph-rsid="0062fa68" style:font-name-asian="Times New Roman" style:font-size-asian="7pt" style:font-style-asian="normal" style:font-weight-asian="normal" style:font-name-complex="Tahoma2" style:font-size-complex="7pt" style:font-weight-complex="normal" style:text-emphasize="none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loext:opacity="100%" style:font-name="Tahoma" fo:font-size="10pt" fo:font-style="italic" fo:font-weight="bold" officeooo:rsid="0051dbf0" officeooo:paragraph-rsid="0051dbf0" style:font-size-asian="10pt" style:font-style-asian="italic" style:font-weight-asian="bold" style:font-name-complex="Tahoma2" style:font-size-complex="10pt" style:font-style-complex="italic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ahoma" fo:font-size="8pt" fo:font-weight="bold" officeooo:rsid="00779dfa" officeooo:paragraph-rsid="00779dfa" style:font-name-asian="Times New Roman" style:font-size-asian="8pt" style:font-weight-asian="bold" style:font-name-complex="Tahoma2" style:font-size-complex="8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font-weight="bold" officeooo:paragraph-rsid="0095688c" style:font-name-asian="Times New Roman" style:font-size-asian="8pt" style:font-weight-asian="bold" style:font-name-complex="Tahoma2" style:font-size-complex="8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font-weight="bold" style:font-name-asian="Times New Roman" style:font-size-asian="8pt" style:font-weight-asian="bold" style:font-name-complex="Tahoma2" style:font-size-complex="8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font-weight="bold" officeooo:paragraph-rsid="00779dfa" style:font-name-asian="Times New Roman" style:font-size-asian="8pt" style:font-weight-asian="bold" style:font-name-complex="Tahoma2" style:font-size-complex="8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language="en" fo:country="US" fo:font-style="italic" fo:font-weight="bold" officeooo:rsid="0051dbf0" officeooo:paragraph-rsid="0051dbf0" style:font-name-asian="Times New Roman" style:font-size-asian="8pt" style:language-asian="en" style:country-asian="US" style:font-style-asian="italic" style:font-weight-asian="bold" style:font-name-complex="Tahoma2" style:font-size-complex="8pt" style:language-complex="ar" style:country-complex="SA" style:font-style-complex="italic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language="en" fo:country="US" fo:font-style="italic" officeooo:rsid="0051dbf0" officeooo:paragraph-rsid="0051dbf0" style:font-name-asian="Times New Roman" style:font-size-asian="8pt" style:language-asian="en" style:country-asian="US" style:font-style-asian="italic" style:font-name-complex="Tahoma2" style:font-size-complex="8pt" style:language-complex="ar" style:country-complex="SA" style:font-style-complex="italic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font-style="italic" officeooo:rsid="0051fe48" officeooo:paragraph-rsid="0051fe48" style:font-name-asian="Times New Roman" style:font-size-asian="8pt" style:font-style-asian="italic" style:font-name-complex="Tahoma2" style:font-size-complex="8pt" style:font-style-complex="italic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font-style="italic" officeooo:rsid="0051dbf0" officeooo:paragraph-rsid="0051dbf0" style:font-name-asian="Times New Roman" style:font-size-asian="8pt" style:font-style-asian="italic" style:font-name-complex="Tahoma2" style:font-size-complex="8pt" style:font-style-complex="italic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8pt" fo:font-style="italic" officeooo:rsid="007ac72f" officeooo:paragraph-rsid="007ac72f" style:font-name-asian="Times New Roman" style:font-size-asian="8pt" style:font-style-asian="italic" style:font-name-complex="Tahoma2" style:font-size-complex="8pt" style:font-style-complex="italic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7pt" fo:language="en" fo:country="US" fo:font-style="italic" officeooo:rsid="0051dbf0" officeooo:paragraph-rsid="0051dbf0" style:font-name-asian="Times New Roman" style:font-size-asian="7pt" style:language-asian="en" style:country-asian="US" style:font-style-asian="italic" style:font-name-complex="Tahoma2" style:font-size-complex="7pt" style:language-complex="ar" style:country-complex="SA" style:font-style-complex="italic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7pt" fo:font-weight="bold" officeooo:rsid="0051dbf0" officeooo:paragraph-rsid="0051dbf0" style:font-name-asian="Times New Roman" style:font-size-asian="7pt" style:font-weight-asian="bold" style:font-name-complex="Tahoma2" style:font-size-complex="7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7pt" fo:font-weight="bold" officeooo:rsid="0051fe48" officeooo:paragraph-rsid="0051fe48" style:font-name-asian="Times New Roman" style:font-size-asian="7pt" style:font-weight-asian="bold" style:font-name-complex="Tahoma2" style:font-size-complex="7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ahoma1" fo:font-size="9pt" style:text-underline-style="none" fo:font-weight="normal" officeooo:paragraph-rsid="0024ee14" style:font-name-asian="LiberationSans" style:font-size-asian="9pt" style:font-weight-asian="normal" style:font-name-complex="Tahoma2" style:font-size-complex="9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loext:opacity="100%" style:font-name="Tahoma1" fo:font-size="9pt" style:text-underline-style="none" fo:font-weight="normal" officeooo:paragraph-rsid="0024ee14" style:font-name-asian="LiberationSans" style:font-size-asian="9pt" style:font-weight-asian="normal" style:font-name-complex="Tahoma2" style:font-size-complex="9pt" style:font-weight-complex="normal"/>
    </style:style>
    <style:style style:name="P29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30" style:family="paragraph" style:parent-style-name="Standard">
      <style:text-properties style:font-name="Tahoma" fo:font-size="10pt" officeooo:paragraph-rsid="001deaaf" style:font-size-asian="10pt" style:font-name-complex="Tahoma2" style:font-size-complex="10pt"/>
    </style:style>
    <style:style style:name="P31" style:family="paragraph" style:parent-style-name="Standard">
      <style:paragraph-properties fo:text-align="end" style:justify-single-word="false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3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ahoma" fo:font-size="14pt" fo:font-weight="bold" officeooo:rsid="0051dbf0" officeooo:paragraph-rsid="0051dbf0" style:font-size-asian="14pt" style:font-weight-asian="bold" style:font-name-complex="Tahoma2" style:font-size-complex="10pt"/>
    </style:style>
    <style:style style:name="P33" style:family="paragraph" style:parent-style-name="Table_20_Contents">
      <style:text-properties officeooo:rsid="0051dbf0" officeooo:paragraph-rsid="0051dbf0"/>
    </style:style>
    <style:style style:name="P34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ahoma" fo:font-size="6pt" fo:font-weight="bold" officeooo:rsid="0051dbf0" officeooo:paragraph-rsid="0051dbf0" style:font-name-asian="Times New Roman" style:font-size-asian="6pt" style:font-weight-asian="bold" style:font-name-complex="Tahoma2" style:font-size-complex="6pt" style:font-weight-complex="bold"/>
    </style:style>
    <style:style style:name="T1" style:family="text">
      <style:text-properties fo:color="#00000a" loext:opacity="100%" fo:language="en" fo:country="US" style:font-name-asian="Droid Sans Fallback" style:language-asian="en" style:country-asian="US" style:language-complex="ar" style:country-complex="SA"/>
    </style:style>
    <style:style style:name="T2" style:family="text">
      <style:text-properties fo:color="#00000a" loext:opacity="100%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3" style:family="text">
      <style:text-properties fo:language="en" fo:country="US" style:font-name-asian="Droid Sans Fallback" style:language-asian="en" style:country-asian="US" style:language-complex="ar" style:country-complex="SA"/>
    </style:style>
    <style:style style:name="T4" style:family="text">
      <style:text-properties fo:language="en" fo:country="US" style:language-asian="en" style:country-asian="US" style:language-complex="ar" style:country-complex="SA"/>
    </style:style>
    <style:style style:name="T5" style:family="text">
      <style:text-properties fo:language="en" fo:country="US" fo:font-weight="normal" style:language-asian="en" style:country-asian="US" style:font-weight-asian="normal" style:language-complex="ar" style:country-complex="SA" style:font-weight-complex="normal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2">TH<text:span text:style-name="T1">Ẻ KHO – THÀNH PHẨM</text:span></text:p>
      <text:p text:style-name="P12">STOCK C<text:span text:style-name="T3">ARD – FINISHED GOOD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<text:span text:style-name="T2">NGÀY LẬP THẺ / Date of Inssuance: </text:span><text:span text:style-name="T2"><text:placeholder text:placeholder-type="text">&lt;o.date&gt;</text:placeholder></text:span></text:p>
          </table:table-cell>
          <table:table-cell table:style-name="Table2.A1" office:value-type="string">
            <text:p text:style-name="P33">T<text:span text:style-name="T2">ÊN HÀNG / Product’s name: </text:span><text:span text:style-name="T2"><text:placeholder text:placeholder-type="text">&lt;o.product_id.code&gt;</text:placeholder></text:span></text:p>
          </table:table-cell>
        </table:table-row>
        <table:table-row>
          <table:table-cell table:style-name="Table2.A1" office:value-type="string">
            <text:p text:style-name="P33">S<text:span text:style-name="T2">Ố CÂY HÀNG / Stack No.: <text:s/></text:span><text:span text:style-name="T2"><text:placeholder text:placeholder-type="text">&lt;o.name&gt;</text:placeholder></text:span></text:p>
          </table:table-cell>
          <table:table-cell table:style-name="Table2.A1" office:value-type="string">
            <text:p text:style-name="P33">M<text:span text:style-name="T2">Ô TẢ CHẤT LƯỢNG / Quality:</text:span></text:p>
          </table:table-cell>
        </table:table-row>
        <table:table-row table:style-name="Table2.3">
          <table:table-cell table:style-name="Table2.A1" office:value-type="string">
            <text:p text:style-name="P33">V<text:span text:style-name="T2">Ị TRÍ / Factory Zone: </text:span><text:span text:style-name="T2"><text:placeholder text:placeholder-type="text">&lt;o.zone_id.name&gt;</text:placeholder></text:span></text:p>
          </table:table-cell>
          <table:table-cell table:style-name="Table2.A1" office:value-type="string">
            <text:p text:style-name="P33">NG<text:span text:style-name="T2">ÂN HÀNG / Bank:………………………………………………...</text:span></text:p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A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rows-spanned="2" office:value-type="string">
            <text:p text:style-name="P35">STT No.</text:p>
          </table:table-cell>
          <table:table-cell table:style-name="Table1.B1" table:number-columns-spanned="3" office:value-type="string">
            <text:p text:style-name="P25">CH<text:span text:style-name="T4">ỨNG TỪ / Document Ref</text:span></text:p>
          </table:table-cell>
          <table:covered-table-cell/>
          <table:covered-table-cell/>
          <table:table-cell table:style-name="Table1.E1" table:number-rows-spanned="2" table:number-columns-spanned="2" office:value-type="string">
            <text:p text:style-name="P19">NGÀY</text:p>
            <text:p text:style-name="P24">Date</text:p>
          </table:table-cell>
          <table:covered-table-cell/>
          <table:table-cell table:style-name="Table1.G1" table:number-columns-spanned="4" office:value-type="string">
            <text:p text:style-name="P25">S<text:span text:style-name="T4">Ố BAO / Bags No.</text:span></text:p>
          </table:table-cell>
          <table:covered-table-cell/>
          <table:covered-table-cell/>
          <table:covered-table-cell/>
          <table:table-cell table:style-name="Table1.G1" table:number-columns-spanned="3" office:value-type="string">
            <text:p text:style-name="P26">S<text:span text:style-name="T4">Ố LƯỢNG / Quantity - KG</text:span></text:p>
          </table:table-cell>
          <table:covered-table-cell/>
          <table:covered-table-cell/>
          <table:table-cell table:style-name="Table1.E1" table:number-rows-spanned="2" office:value-type="string">
            <text:p text:style-name="P25">TH<text:span text:style-name="T4">Ủ KHO KÝ NHẬN</text:span>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22">S<text:span text:style-name="T4">Ố CHỨNG TỪ<text:line-break/>GRP/GRN</text:span></text:p>
          </table:table-cell>
          <table:table-cell table:style-name="Table1.C2" office:value-type="string">
            <text:p text:style-name="P22">S<text:span text:style-name="T4">Ố MẺ</text:span></text:p>
          </table:table-cell>
          <table:table-cell table:style-name="Table1.D2" office:value-type="string">
            <text:p text:style-name="P23">S<text:span text:style-name="T4">Ố XE</text:span></text:p>
          </table:table-cell>
          <table:covered-table-cell table:style-name="Table1.E1"/>
          <table:covered-table-cell/>
          <table:table-cell table:style-name="Table1.D2" office:value-type="string">
            <text:p text:style-name="P20">Đay 60</text:p>
          </table:table-cell>
          <table:table-cell table:style-name="Table1.D2" office:value-type="string">
            <text:p text:style-name="P22">Jumbo</text:p>
          </table:table-cell>
          <table:table-cell table:style-name="Table1.D2" office:value-type="string">
            <text:p text:style-name="P22">C<text:span text:style-name="T4">ước</text:span></text:p>
          </table:table-cell>
          <table:table-cell table:style-name="Table1.C2" office:value-type="string">
            <text:p text:style-name="P22">S<text:span text:style-name="T4">ố lượng</text:span></text:p>
          </table:table-cell>
          <table:table-cell table:style-name="Table1.C2" office:value-type="string">
            <text:p text:style-name="P21">NH<text:span text:style-name="T4">ẬP</text:span></text:p>
          </table:table-cell>
          <table:table-cell table:style-name="Table1.C2" office:value-type="string">
            <text:p text:style-name="P21">XU<text:span text:style-name="T4">ẤT</text:span></text:p>
          </table:table-cell>
          <table:table-cell table:style-name="Table1.C2" office:value-type="string">
            <text:p text:style-name="P21">T<text:span text:style-name="T4">ỒN</text:span></text:p>
          </table:table-cell>
          <table:covered-table-cell table:style-name="Table1.E1"/>
        </table:table-row>
        <table:table-row table:style-name="Table1.3">
          <table:table-cell table:style-name="Table1.A3" office:value-type="string">
            <text:p text:style-name="P27"/>
          </table:table-cell>
          <table:table-cell table:style-name="Table1.A3" table:number-columns-spanned="4" office:value-type="string">
            <text:p text:style-name="P27"><text:placeholder text:placeholder-type="text">&lt;for each="seq, i in enumerate(get_line(o))"&gt;</text:placeholder></text:p>
          </table:table-cell>
          <table:covered-table-cell/>
          <table:covered-table-cell/>
          <table:covered-table-cell/>
          <table:table-cell table:style-name="Table1.A3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B2" office:value-type="string">
            <text:p text:style-name="P27"/>
          </table:table-cell>
        </table:table-row>
        <table:table-row table:style-name="Table1.3">
          <table:table-cell table:style-name="Table1.A3" office:value-type="string">
            <text:p text:style-name="P11"><text:placeholder text:placeholder-type="text">&lt;seq + 1&gt;</text:placeholder></text:p>
          </table:table-cell>
          <table:table-cell table:style-name="Table1.B2" office:value-type="string">
            <text:p text:style-name="P3"><text:placeholder text:placeholder-type="text">&lt;i.picking_id.name&gt;</text:placeholder></text:p>
          </table:table-cell>
          <table:table-cell table:style-name="Table1.C2" office:value-type="string">
            <text:p text:style-name="P8"><text:placeholder text:placeholder-type="text">&lt;return_data_grn_grp(i)[0]&gt;</text:placeholder></text:p>
          </table:table-cell>
          <table:table-cell table:style-name="Table1.D2" office:value-type="string">
            <text:p text:style-name="P9"><text:placeholder text:placeholder-type="text">&lt;return_data_grn_grp(i)[1]&gt;</text:placeholder></text:p>
          </table:table-cell>
          <table:table-cell table:style-name="Table1.D2" table:number-columns-spanned="2" office:value-type="string">
            <text:p text:style-name="P4"><text:placeholder text:placeholder-type="text">&lt;return_format_datetime(i.date)&gt;</text:placeholder></text:p>
          </table:table-cell>
          <table:covered-table-cell/>
          <table:table-cell table:style-name="Table1.D2" table:number-columns-spanned="3" office:value-type="string">
            <text:p text:style-name="P5"><text:placeholder text:placeholder-type="text">&lt;i.packing_id.name&gt;</text:placeholder></text:p>
          </table:table-cell>
          <table:covered-table-cell/>
          <table:covered-table-cell/>
          <table:table-cell table:style-name="Table1.C2" office:value-type="string">
            <text:p text:style-name="P7"><text:placeholder text:placeholder-type="text">&lt;'{:,}'.format(int(i.bag_no))&gt;</text:placeholder></text:p>
          </table:table-cell>
          <table:table-cell table:style-name="Table1.C2" office:value-type="string">
            <text:p text:style-name="P6"><text:placeholder text:placeholder-type="text">&lt;'{:,}'.format(int(i.init_qty))&gt;</text:placeholder></text:p>
          </table:table-cell>
          <table:table-cell table:style-name="Table1.C2" office:value-type="string">
            <text:p text:style-name="P10">0</text:p>
          </table:table-cell>
          <table:table-cell table:style-name="Table1.C2" office:value-type="string">
            <text:p text:style-name="P6"><text:placeholder text:placeholder-type="text">&lt;'{:,}'.format(int(i.init_qty))&gt;</text:placeholder></text:p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8"/>
          </table:table-cell>
          <table:table-cell table:style-name="Table1.A3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3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B2" office:value-type="string">
            <text:p text:style-name="P28"/>
          </table:table-cell>
        </table:table-row>
        <table:table-row table:style-name="Table1.3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G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E1" table:number-columns-spanned="2" office:value-type="string">
            <text:p text:style-name="P14"/>
          </table:table-cell>
          <table:covered-table-cell/>
          <table:table-cell table:style-name="Table1.E1" table:number-columns-spanned="3" office:value-type="string">
            <text:p text:style-name="P15">C<text:span text:style-name="T4">ỘNG DỒN/ </text:span><text:span text:style-name="T5">Subtotal</text:span></text:p>
          </table:table-cell>
          <table:covered-table-cell/>
          <table:covered-table-cell/>
          <table:table-cell table:style-name="Table1.G1" office:value-type="string">
            <text:p text:style-name="P16"><text:placeholder text:placeholder-type="text">&lt;sum_init_qty(o)[1]&gt;</text:placeholder></text:p>
          </table:table-cell>
          <table:table-cell table:style-name="Table1.G1" office:value-type="string">
            <text:p text:style-name="P17"><text:placeholder text:placeholder-type="text">&lt;sum_init_qty(o)[0]&gt;</text:placeholder></text:p>
          </table:table-cell>
          <table:table-cell table:style-name="Table1.G1" office:value-type="string">
            <text:p text:style-name="P14"/>
          </table:table-cell>
          <table:table-cell table:style-name="Table1.G1" office:value-type="string">
            <text:p text:style-name="P18"><text:placeholder text:placeholder-type="text">&lt;sum_init_qty(o)[0]&gt;</text:placeholder></text:p>
          </table:table-cell>
          <table:table-cell table:style-name="Table1.E1" office:value-type="string">
            <text:p text:style-name="P14"/>
          </table:table-cell>
        </table:table-row>
      </table:table>
      <text:p text:style-name="P29"><text:bookmark text:name="_GoBack"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" text:anchor-type="paragraph" svg:x="0.0681in" svg:y="-0.2181in" svg:width="1.6846in" svg:height="0.4811in" draw:z-index="1"><draw:image xlink:href="Pictures/10000000000008190000025088AE3696758C7711.png" xlink:type="simple" xlink:show="embed" xlink:actuate="onLoad" draw:mime-type="image/png"/></draw:frame><draw:frame draw:style-name="Mfr2" draw:name="Image1" text:anchor-type="char" svg:y="-0.1689in" svg:width="0.6665in" svg:height="0.6665in" draw:z-index="0"><draw:image xlink:href="Pictures/100000000000009300000093A7335840A501A7BE.jpg" xlink:type="simple" xlink:show="embed" xlink:actuate="onLoad" draw:mime-type="image/jpeg"/></draw:frame></text:p>
      </style:header>
      <style:footer>
        <text:p text:style-name="MP1"/>
      </style:footer>
    </style:master-page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30T01:35:00</meta:creation-date>
    <meta:initial-creator>Duong Tien</meta:initial-creator>
    <dc:language>en-US</dc:language>
    <dc:date>2023-12-08T13:25:01.565751455</dc:date>
    <meta:editing-cycles>85</meta:editing-cycles>
    <meta:editing-duration>PT2H23M22S</meta:editing-duration>
    <meta:generator>LibreOffice/7.6.2.1$MacOSX_AARCH64 LibreOffice_project/56f7684011345957bbf33a7ee678afaf4d2ba333</meta:generator>
    <meta:document-statistic meta:table-count="2" meta:image-count="2" meta:object-count="0" meta:page-count="1" meta:paragraph-count="41" meta:word-count="110" meta:character-count="787" meta:non-whitespace-character-count="715"/>
    <meta:template xlink:type="simple" xlink:actuate="onRequest" xlink:title="Normal.dotm" xlink:href=""/>
  </office:meta>
</office:document-meta>
</file>